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3" table:number-rows-spanned="1">
            <text:p>300 Ids, 0.9 rate, 10-100 threshold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3" table:number-rows-spanned="1">
            <text:p>300 Ids, 0.5 rate, 0-100 threshold</text:p>
          </table:table-cell>
          <table:covered-table-cell table:number-columns-repeated="2"/>
          <table:table-cell table:number-columns-repeated="3"/>
          <table:table-cell table:style-name="ce1" office:value-type="string" calcext:value-type="string" table:number-columns-spanned="3" table:number-rows-spanned="1">
            <text:p>300 Ids, 0.35 rate, 0-100 threshold</text:p>
          </table:table-cell>
          <table:covered-table-cell table:number-columns-repeated="2"/>
          <table:table-cell table:style-name="Default"/>
          <table:table-cell table:style-name="ce1" office:value-type="string" calcext:value-type="string" table:number-columns-spanned="3" table:number-rows-spanned="1">
            <text:p>600 Ids, 0.2 rate, 0-100 threshold</text:p>
          </table:table-cell>
          <table:covered-table-cell table:number-columns-repeated="2"/>
          <table:table-cell table:style-name="Default"/>
          <table:table-cell table:style-name="ce1" office:value-type="string" calcext:value-type="string" table:number-columns-spanned="3" table:number-rows-spanned="1">
            <text:p>600 Ids, 0.5 rate, 0-100 threshold</text:p>
          </table:table-cell>
          <table:covered-table-cell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DR </text:p>
          </table:table-cell>
          <table:table-cell table:number-columns-repeated="4"/>
          <table:table-cell table:style-name="ce1" office:value-type="string" calcext:value-type="string" table:number-columns-spanned="2" table:number-rows-spanned="1">
            <text:p>0.8 attacks FPR</text:p>
          </table:table-cell>
          <table:covered-table-cell/>
          <table:table-cell table:style-name="ce1" office:value-type="string" calcext:value-type="string" table:number-columns-spanned="2" table:number-rows-spanned="1">
            <text:p>0.5 attacks 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0.8 attacks FPR</text:p>
          </table:table-cell>
          <table:covered-table-cell/>
          <table:table-cell table:style-name="Default"/>
          <table:table-cell/>
          <table:table-cell table:style-name="ce1" office:value-type="string" calcext:value-type="string" table:number-columns-spanned="2" table:number-rows-spanned="1">
            <text:p>0.8 attacks FPR</text:p>
          </table:table-cell>
          <table:covered-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0.8 attack</text:p>
          </table:table-cell>
          <table:table-cell office:value-type="string" calcext:value-type="string">
            <text:p>0.5 attack</text:p>
          </table:table-cell>
          <table:table-cell office:value-type="string" calcext:value-type="string">
            <text:p>0.2 attack</text:p>
          </table:table-cell>
          <table:table-cell/>
          <table:table-cell office:value-type="string" calcext:value-type="string">
            <text:p>threshold</text:p>
          </table:table-cell>
          <table:table-cell office:value-type="string" calcext:value-type="string">
            <text:p>DR 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FPR</text:p>
          </table:table-cell>
          <table:table-cell/>
          <table:table-cell office:value-type="string" calcext:value-type="string">
            <text:p>threshold</text:p>
          </table:table-cell>
          <table:table-cell office:value-type="string" calcext:value-type="string">
            <text:p>DR </text:p>
          </table:table-cell>
          <table:table-cell office:value-type="string" calcext:value-type="string">
            <text:p>FPR</text:p>
          </table:table-cell>
          <table:table-cell table:style-name="Default"/>
          <table:table-cell office:value-type="string" calcext:value-type="string">
            <text:p>threshold</text:p>
          </table:table-cell>
          <table:table-cell office:value-type="string" calcext:value-type="string">
            <text:p>DR </text:p>
          </table:table-cell>
          <table:table-cell office:value-type="string" calcext:value-type="string">
            <text:p>FPR</text:p>
          </table:table-cell>
          <table:table-cell table:style-name="Default" table:number-columns-repeated="2"/>
          <table:table-cell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.5901639344262" calcext:value-type="float">
            <text:p>99,5901639344</text:p>
          </table:table-cell>
          <table:table-cell office:value-type="float" office:value="97.6190476190476" calcext:value-type="float">
            <text:p>97,619047619</text:p>
          </table:table-cell>
          <table:table-cell office:value-type="float" office:value="67.9012345679012" calcext:value-type="float">
            <text:p>67,901234567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9.3288590604027" calcext:value-type="float">
            <text:p>99,3288590604</text:p>
          </table:table-cell>
          <table:table-cell office:value-type="float" office:value="70.8609271523179" calcext:value-type="float">
            <text:p>70,8609271523</text:p>
          </table:table-cell>
          <table:table-cell office:value-type="float" office:value="92.5675675675676" calcext:value-type="float">
            <text:p>92,5675675676</text:p>
          </table:table-cell>
          <table:table-cell office:value-type="float" office:value="70.3947368421053" calcext:value-type="float">
            <text:p>70,39473684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5.6122448979592" calcext:value-type="float">
            <text:p>55,612244898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float" office:value="89.4736842105263" calcext:value-type="float">
            <text:p>89,4736842105</text:p>
          </table:table-cell>
          <table:table-cell office:value-type="float" office:value="22.6337448559671" calcext:value-type="float">
            <text:p>22,633744856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8.1818181818182" calcext:value-type="float">
            <text:p>98,1818181818</text:p>
          </table:table-cell>
          <table:table-cell office:value-type="float" office:value="90.7834101382488" calcext:value-type="float">
            <text:p>90,7834101382</text:p>
          </table:table-cell>
          <table:table-cell office:value-type="float" office:value="33.7837837837838" calcext:value-type="float">
            <text:p>33,78378378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7.9166666666667" calcext:value-type="float">
            <text:p>97,9166666667</text:p>
          </table:table-cell>
          <table:table-cell office:value-type="float" office:value="40.3846153846154" calcext:value-type="float">
            <text:p>40,3846153846</text:p>
          </table:table-cell>
          <table:table-cell office:value-type="float" office:value="76.7123287671233" calcext:value-type="float">
            <text:p>76,7123287671</text:p>
          </table:table-cell>
          <table:table-cell office:value-type="float" office:value="35.0649350649351" calcext:value-type="float">
            <text:p>35,064935064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5.1923076923077" calcext:value-type="float">
            <text:p>95,1923076923</text:p>
          </table:table-cell>
          <table:table-cell office:value-type="float" office:value="30.6122448979592" calcext:value-type="float">
            <text:p>30,612244898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67.8571428571429" calcext:value-type="float">
            <text:p>67,8571428571</text:p>
          </table:table-cell>
          <table:table-cell office:value-type="float" office:value="7.78688524590164" calcext:value-type="float">
            <text:p>7,7868852459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6.039603960396" calcext:value-type="float">
            <text:p>96,0396039604</text:p>
          </table:table-cell>
          <table:table-cell office:value-type="float" office:value="80.2030456852792" calcext:value-type="float">
            <text:p>80,2030456853</text:p>
          </table:table-cell>
          <table:table-cell office:value-type="float" office:value="19.0954773869347" calcext:value-type="float">
            <text:p>19,095477386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7.1428571428571" calcext:value-type="float">
            <text:p>97,1428571429</text:p>
          </table:table-cell>
          <table:table-cell office:value-type="float" office:value="25.625" calcext:value-type="float">
            <text:p>25,625</text:p>
          </table:table-cell>
          <table:table-cell office:value-type="float" office:value="65.9722222222222" calcext:value-type="float">
            <text:p>65,9722222222</text:p>
          </table:table-cell>
          <table:table-cell office:value-type="float" office:value="22.4358974358974" calcext:value-type="float">
            <text:p>22,43589743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1.1764705882353" calcext:value-type="float">
            <text:p>91,1764705882</text:p>
          </table:table-cell>
          <table:table-cell office:value-type="float" office:value="23.2323232323232" calcext:value-type="float">
            <text:p>23,2323232323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55.5555555555556" calcext:value-type="float">
            <text:p>55,5555555556</text:p>
          </table:table-cell>
          <table:table-cell office:value-type="float" office:value="3.65853658536585" calcext:value-type="float">
            <text:p>3,6585365854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65.7142857142857" calcext:value-type="float">
            <text:p>65,7142857143</text:p>
          </table:table-cell>
          <table:table-cell office:value-type="float" office:value="10.6508875739645" calcext:value-type="float">
            <text:p>10,65088757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5.6834532374101" calcext:value-type="float">
            <text:p>95,6834532374</text:p>
          </table:table-cell>
          <table:table-cell office:value-type="float" office:value="22.360248447205" calcext:value-type="float">
            <text:p>22,3602484472</text:p>
          </table:table-cell>
          <table:table-cell office:value-type="float" office:value="54.2253521126761" calcext:value-type="float">
            <text:p>54,2253521127</text:p>
          </table:table-cell>
          <table:table-cell office:value-type="float" office:value="13.9240506329114" calcext:value-type="float">
            <text:p>13,924050632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9.6907216494845" calcext:value-type="float">
            <text:p>89,6907216495</text:p>
          </table:table-cell>
          <table:table-cell office:value-type="float" office:value="17.7339901477833" calcext:value-type="float">
            <text:p>17,7339901478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.61290322580645" calcext:value-type="float">
            <text:p>1,6129032258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8.0281690140845" calcext:value-type="float">
            <text:p>88,0281690141</text:p>
          </table:table-cell>
          <table:table-cell office:value-type="float" office:value="43.7086092715232" calcext:value-type="float">
            <text:p>43,7086092715</text:p>
          </table:table-cell>
          <table:table-cell office:value-type="float" office:value="5.80645161290323" calcext:value-type="float">
            <text:p>5,806451612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5.5882352941177" calcext:value-type="float">
            <text:p>95,5882352941</text:p>
          </table:table-cell>
          <table:table-cell office:value-type="float" office:value="16.4634146341463" calcext:value-type="float">
            <text:p>16,4634146341</text:p>
          </table:table-cell>
          <table:table-cell office:value-type="float" office:value="45.5882352941176" calcext:value-type="float">
            <text:p>45,5882352941</text:p>
          </table:table-cell>
          <table:table-cell office:value-type="float" office:value="6.09756097560976" calcext:value-type="float">
            <text:p>6,09756097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5.5670103092783" calcext:value-type="float">
            <text:p>85,5670103093</text:p>
          </table:table-cell>
          <table:table-cell office:value-type="float" office:value="12.807881773399" calcext:value-type="float">
            <text:p>12,8078817734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42.3076923076923" calcext:value-type="float">
            <text:p>42,3076923077</text:p>
          </table:table-cell>
          <table:table-cell office:value-type="float" office:value="0.806451612903226" calcext:value-type="float">
            <text:p>0,8064516129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4.5901639344262" calcext:value-type="float">
            <text:p>74,5901639344</text:p>
          </table:table-cell>
          <table:table-cell office:value-type="float" office:value="27.6422764227642" calcext:value-type="float">
            <text:p>27,6422764228</text:p>
          </table:table-cell>
          <table:table-cell office:value-type="float" office:value="3.125" calcext:value-type="float">
            <text:p>3,1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6.2406015037594" calcext:value-type="float">
            <text:p>96,2406015038</text:p>
          </table:table-cell>
          <table:table-cell office:value-type="float" office:value="13.7724550898204" calcext:value-type="float">
            <text:p>13,7724550898</text:p>
          </table:table-cell>
          <table:table-cell office:value-type="float" office:value="37.8787878787879" calcext:value-type="float">
            <text:p>37,8787878788</text:p>
          </table:table-cell>
          <table:table-cell office:value-type="float" office:value="3.57142857142857" calcext:value-type="float">
            <text:p>3,571428571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5.1063829787234" calcext:value-type="float">
            <text:p>85,1063829787</text:p>
          </table:table-cell>
          <table:table-cell office:value-type="float" office:value="8.7378640776699" calcext:value-type="float">
            <text:p>8,7378640777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34.6153846153846" calcext:value-type="float">
            <text:p>34,6153846154</text:p>
          </table:table-cell>
          <table:table-cell office:value-type="float" office:value="0.806451612903226" calcext:value-type="float">
            <text:p>0,8064516129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4.6464646464647" calcext:value-type="float">
            <text:p>64,6464646465</text:p>
          </table:table-cell>
          <table:table-cell office:value-type="float" office:value="19.3877551020408" calcext:value-type="float">
            <text:p>19,387755102</text:p>
          </table:table-cell>
          <table:table-cell office:value-type="float" office:value="2.75229357798165" calcext:value-type="float">
            <text:p>2,75229357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0.6976744186047" calcext:value-type="float">
            <text:p>90,6976744186</text:p>
          </table:table-cell>
          <table:table-cell office:value-type="float" office:value="10.5263157894737" calcext:value-type="float">
            <text:p>10,5263157895</text:p>
          </table:table-cell>
          <table:table-cell office:value-type="float" office:value="31.7829457364341" calcext:value-type="float">
            <text:p>31,7829457364</text:p>
          </table:table-cell>
          <table:table-cell office:value-type="float" office:value="1.16959064327485" calcext:value-type="float">
            <text:p>1,16959064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4.4444444444444" calcext:value-type="float">
            <text:p>84,4444444444</text:p>
          </table:table-cell>
          <table:table-cell office:value-type="float" office:value="5.23809523809524" calcext:value-type="float">
            <text:p>5,2380952381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office:value-type="float" office:value="29.4117647058824" calcext:value-type="float">
            <text:p>29,4117647059</text:p>
          </table:table-cell>
          <table:table-cell office:value-type="float" office:value="0.401606425702811" calcext:value-type="float">
            <text:p>0,4016064257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.2222222222222" calcext:value-type="float">
            <text:p>47,2222222222</text:p>
          </table:table-cell>
          <table:table-cell office:value-type="float" office:value="10.6060606060606" calcext:value-type="float">
            <text:p>10,6060606061</text:p>
          </table:table-cell>
          <table:table-cell office:value-type="float" office:value="1.16279069767442" calcext:value-type="float">
            <text:p>1,162790697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6.6141732283465" calcext:value-type="float">
            <text:p>86,6141732283</text:p>
          </table:table-cell>
          <table:table-cell office:value-type="float" office:value="8.67052023121387" calcext:value-type="float">
            <text:p>8,6705202312</text:p>
          </table:table-cell>
          <table:table-cell office:value-type="float" office:value="26.1904761904762" calcext:value-type="float">
            <text:p>26,1904761905</text:p>
          </table:table-cell>
          <table:table-cell office:value-type="float" office:value="1.14942528735632" calcext:value-type="float">
            <text:p>1,149425287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9.5454545454546" calcext:value-type="float">
            <text:p>79,5454545455</text:p>
          </table:table-cell>
          <table:table-cell office:value-type="float" office:value="2.83018867924528" calcext:value-type="float">
            <text:p>2,8301886792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office:value-type="float" office:value="22.4489795918367" calcext:value-type="float">
            <text:p>22,4489795918</text:p>
          </table:table-cell>
          <table:table-cell office:value-type="float" office:value="0.398406374501992" calcext:value-type="float">
            <text:p>0,3984063745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6.9565217391304" calcext:value-type="float">
            <text:p>36,9565217391</text:p>
          </table:table-cell>
          <table:table-cell office:value-type="float" office:value="2.7027027027027" calcext:value-type="float">
            <text:p>2,702702702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4.8" calcext:value-type="float">
            <text:p>84,8</text:p>
          </table:table-cell>
          <table:table-cell office:value-type="float" office:value="5.71428571428571" calcext:value-type="float">
            <text:p>5,7142857143</text:p>
          </table:table-cell>
          <table:table-cell office:value-type="float" office:value="19.3548387096774" calcext:value-type="float">
            <text:p>19,354838709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5" calcext:value-type="float">
            <text:p>75</text:p>
          </table:table-cell>
          <table:table-cell office:value-type="float" office:value="2.83018867924528" calcext:value-type="float">
            <text:p>2,8301886792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office:value-type="float" office:value="16.3265306122449" calcext:value-type="float">
            <text:p>16,3265306122</text:p>
          </table:table-cell>
          <table:table-cell office:value-type="float" office:value="0.398406374501992" calcext:value-type="float">
            <text:p>0,3984063745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52380952380952" calcext:value-type="float">
            <text:p>9,5238095238</text:p>
          </table:table-cell>
          <table:table-cell office:value-type="float" office:value="4.54545454545455" calcext:value-type="float">
            <text:p>4,54545454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2.7868852459016" calcext:value-type="float">
            <text:p>82,7868852459</text:p>
          </table:table-cell>
          <table:table-cell office:value-type="float" office:value="6.17977528089888" calcext:value-type="float">
            <text:p>6,1797752809</text:p>
          </table:table-cell>
          <table:table-cell office:value-type="float" office:value="15.702479338843" calcext:value-type="float">
            <text:p>15,70247933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8.2352941176471" calcext:value-type="float">
            <text:p>68,2352941176</text:p>
          </table:table-cell>
          <table:table-cell office:value-type="float" office:value="2.7906976744186" calcext:value-type="float">
            <text:p>2,7906976744</text:p>
          </table:table-cell>
          <table:table-cell table:style-name="Default"/>
          <table:table-cell office:value-type="float" office:value="18" calcext:value-type="float">
            <text:p>18</text:p>
          </table:table-cell>
          <table:table-cell office:value-type="float" office:value="12.5" calcext:value-type="float">
            <text:p>12,5</text:p>
          </table:table-cell>
          <table:table-cell office:value-type="float" office:value="0.396825396825397" calcext:value-type="float">
            <text:p>0,3968253968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79.8319327731092" calcext:value-type="float">
            <text:p>79,8319327731</text:p>
          </table:table-cell>
          <table:table-cell office:value-type="float" office:value="5.52486187845304" calcext:value-type="float">
            <text:p>5,5248618785</text:p>
          </table:table-cell>
          <table:table-cell office:value-type="float" office:value="11.6666666666667" calcext:value-type="float">
            <text:p>11,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3.5294117647059" calcext:value-type="float">
            <text:p>63,5294117647</text:p>
          </table:table-cell>
          <table:table-cell office:value-type="float" office:value="2.7906976744186" calcext:value-type="float">
            <text:p>2,7906976744</text:p>
          </table:table-cell>
          <table:table-cell table:style-name="Default"/>
          <table:table-cell office:value-type="float" office:value="20" calcext:value-type="float">
            <text:p>20</text:p>
          </table:table-cell>
          <table:table-cell office:value-type="float" office:value="10.6382978723404" calcext:value-type="float">
            <text:p>10,6382978723</text:p>
          </table:table-cell>
          <table:table-cell office:value-type="float" office:value="0.395256916996047" calcext:value-type="float">
            <text:p>0,395256917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FPR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75.4237288135593" calcext:value-type="float">
            <text:p>75,4237288136</text:p>
          </table:table-cell>
          <table:table-cell office:value-type="float" office:value="4.3956043956044" calcext:value-type="float">
            <text:p>4,3956043956</text:p>
          </table:table-cell>
          <table:table-cell office:value-type="float" office:value="9.48275862068966" calcext:value-type="float">
            <text:p>9,482758620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9.0361445783133" calcext:value-type="float">
            <text:p>59,0361445783</text:p>
          </table:table-cell>
          <table:table-cell office:value-type="float" office:value="2.76497695852535" calcext:value-type="float">
            <text:p>2,7649769585</text:p>
          </table:table-cell>
          <table:table-cell table:style-name="Default"/>
          <table:table-cell office:value-type="float" office:value="22" calcext:value-type="float">
            <text:p>22</text:p>
          </table:table-cell>
          <table:table-cell office:value-type="float" office:value="8.88888888888889" calcext:value-type="float">
            <text:p>8,888888888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threshold</text:p>
          </table:table-cell>
          <table:table-cell office:value-type="float" office:value="42.8571428571429" calcext:value-type="float">
            <text:p>42,8571428571</text:p>
          </table:table-cell>
          <table:table-cell office:value-type="float" office:value="68.75" calcext:value-type="float">
            <text:p>68,75</text:p>
          </table:table-cell>
          <table:table-cell office:value-type="float" office:value="40.3508771929825" calcext:value-type="float">
            <text:p>40,35087719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2.4137931034483" calcext:value-type="float">
            <text:p>72,4137931034</text:p>
          </table:table-cell>
          <table:table-cell office:value-type="float" office:value="4.89130434782609" calcext:value-type="float">
            <text:p>4,8913043478</text:p>
          </table:table-cell>
          <table:table-cell office:value-type="float" office:value="9.73451327433628" calcext:value-type="float">
            <text:p>9,7345132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7.5" calcext:value-type="float">
            <text:p>57,5</text:p>
          </table:table-cell>
          <table:table-cell office:value-type="float" office:value="2.27272727272727" calcext:value-type="float">
            <text:p>2,2727272727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8.88888888888889" calcext:value-type="float">
            <text:p>8,888888888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0.9638554216867" calcext:value-type="float">
            <text:p>40,9638554217</text:p>
          </table:table-cell>
          <table:table-cell office:value-type="float" office:value="14.1025641025641" calcext:value-type="float">
            <text:p>14,10256410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0.2702702702703" calcext:value-type="float">
            <text:p>70,2702702703</text:p>
          </table:table-cell>
          <table:table-cell office:value-type="float" office:value="4.23280423280423" calcext:value-type="float">
            <text:p>4,2328042328</text:p>
          </table:table-cell>
          <table:table-cell office:value-type="float" office:value="5.5045871559633" calcext:value-type="float">
            <text:p>5,5045871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3.2467532467532" calcext:value-type="float">
            <text:p>53,2467532468</text:p>
          </table:table-cell>
          <table:table-cell office:value-type="float" office:value="2.24215246636771" calcext:value-type="float">
            <text:p>2,2421524664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9.09090909090909" calcext:value-type="float">
            <text:p>9,090909090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.469387755102" calcext:value-type="float">
            <text:p>23,4693877551</text:p>
          </table:table-cell>
          <table:table-cell office:value-type="float" office:value="28.1553398058252" calcext:value-type="float">
            <text:p>28,1553398058</text:p>
          </table:table-cell>
          <table:table-cell office:value-type="float" office:value="4.95049504950495" calcext:value-type="float">
            <text:p>4,950495049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9.1588785046729" calcext:value-type="float">
            <text:p>69,1588785047</text:p>
          </table:table-cell>
          <table:table-cell office:value-type="float" office:value="4.14507772020725" calcext:value-type="float">
            <text:p>4,1450777202</text:p>
          </table:table-cell>
          <table:table-cell office:value-type="float" office:value="4.62962962962963" calcext:value-type="float">
            <text:p>4,629629629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1.33333333333333" calcext:value-type="float">
            <text:p>1,3333333333</text:p>
          </table:table-cell>
          <table:table-cell table:style-name="Default"/>
          <table:table-cell office:value-type="float" office:value="28" calcext:value-type="float">
            <text:p>28</text:p>
          </table:table-cell>
          <table:table-cell office:value-type="float" office:value="9.30232558139535" calcext:value-type="float">
            <text:p>9,302325581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9.2" calcext:value-type="float">
            <text:p>19,2</text:p>
          </table:table-cell>
          <table:table-cell office:value-type="float" office:value="3.81679389312977" calcext:value-type="float">
            <text:p>3,816793893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2.1359223300971" calcext:value-type="float">
            <text:p>62,1359223301</text:p>
          </table:table-cell>
          <table:table-cell office:value-type="float" office:value="4.56852791878173" calcext:value-type="float">
            <text:p>4,5685279188</text:p>
          </table:table-cell>
          <table:table-cell office:value-type="float" office:value="4.67289719626168" calcext:value-type="float">
            <text:p>4,67289719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8.6111111111111" calcext:value-type="float">
            <text:p>48,6111111111</text:p>
          </table:table-cell>
          <table:table-cell office:value-type="float" office:value="1.31578947368421" calcext:value-type="float">
            <text:p>1,3157894737</text:p>
          </table:table-cell>
          <table:table-cell table:style-name="Default"/>
          <table:table-cell office:value-type="float" office:value="30" calcext:value-type="float">
            <text:p>30</text:p>
          </table:table-cell>
          <table:table-cell office:value-type="float" office:value="6.97674418604651" calcext:value-type="float">
            <text:p>6,97674418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.8227848101266" calcext:value-type="float">
            <text:p>15,8227848101</text:p>
          </table:table-cell>
          <table:table-cell office:value-type="float" office:value="12.751677852349" calcext:value-type="float">
            <text:p>12,7516778523</text:p>
          </table:table-cell>
          <table:table-cell office:value-type="float" office:value="2.75862068965517" calcext:value-type="float">
            <text:p>2,758620689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8.1632653061225" calcext:value-type="float">
            <text:p>58,1632653061</text:p>
          </table:table-cell>
          <table:table-cell office:value-type="float" office:value="4.95049504950495" calcext:value-type="float">
            <text:p>4,9504950495</text:p>
          </table:table-cell>
          <table:table-cell office:value-type="float" office:value="4.76190476190476" calcext:value-type="float">
            <text:p>4,76190476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7.0588235294118" calcext:value-type="float">
            <text:p>47,0588235294</text:p>
          </table:table-cell>
          <table:table-cell office:value-type="float" office:value="0.862068965517241" calcext:value-type="float">
            <text:p>0,8620689655</text:p>
          </table:table-cell>
          <table:table-cell table:style-name="Default"/>
          <table:table-cell office:value-type="float" office:value="32" calcext:value-type="float">
            <text:p>32</text:p>
          </table:table-cell>
          <table:table-cell office:value-type="float" office:value="7.5" calcext:value-type="float">
            <text:p>7,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.3595505617978" calcext:value-type="float">
            <text:p>12,3595505618</text:p>
          </table:table-cell>
          <table:table-cell office:value-type="float" office:value="7.90960451977401" calcext:value-type="float">
            <text:p>7,90960451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52.5773195876289" calcext:value-type="float">
            <text:p>52,5773195876</text:p>
          </table:table-cell>
          <table:table-cell office:value-type="float" office:value="3.44827586206897" calcext:value-type="float">
            <text:p>3,4482758621</text:p>
          </table:table-cell>
          <table:table-cell office:value-type="float" office:value="4.90196078431373" calcext:value-type="float">
            <text:p>4,901960784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44.1176470588235" calcext:value-type="float">
            <text:p>44,1176470588</text:p>
          </table:table-cell>
          <table:table-cell office:value-type="float" office:value="0.862068965517241" calcext:value-type="float">
            <text:p>0,8620689655</text:p>
          </table:table-cell>
          <table:table-cell table:style-name="Default"/>
          <table:table-cell office:value-type="float" office:value="34" calcext:value-type="float">
            <text:p>34</text:p>
          </table:table-cell>
          <table:table-cell office:value-type="float" office:value="5.40540540540541" calcext:value-type="float">
            <text:p>5,405405405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46766169154229" calcext:value-type="float">
            <text:p>6,4676616915</text:p>
          </table:table-cell>
          <table:table-cell office:value-type="float" office:value="2.47524752475248" calcext:value-type="float">
            <text:p>2,4752475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1.5789473684211" calcext:value-type="float">
            <text:p>51,5789473684</text:p>
          </table:table-cell>
          <table:table-cell office:value-type="float" office:value="2.4390243902439" calcext:value-type="float">
            <text:p>2,4390243902</text:p>
          </table:table-cell>
          <table:table-cell office:value-type="float" office:value="3.06122448979592" calcext:value-type="float">
            <text:p>3,06122448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37.3134328358209" calcext:value-type="float">
            <text:p>37,3134328358</text:p>
          </table:table-cell>
          <table:table-cell office:value-type="float" office:value="0.858369098712446" calcext:value-type="float">
            <text:p>0,8583690987</text:p>
          </table:table-cell>
          <table:table-cell table:style-name="Default"/>
          <table:table-cell office:value-type="float" office:value="36" calcext:value-type="float">
            <text:p>36</text:p>
          </table:table-cell>
          <table:table-cell office:value-type="float" office:value="5.40540540540541" calcext:value-type="float">
            <text:p>5,405405405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82456140350877" calcext:value-type="float">
            <text:p>4,8245614035</text:p>
          </table:table-cell>
          <table:table-cell office:value-type="float" office:value="2.13675213675214" calcext:value-type="float">
            <text:p>2,13675213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7.8260869565217" calcext:value-type="float">
            <text:p>47,8260869565</text:p>
          </table:table-cell>
          <table:table-cell office:value-type="float" office:value="2.40384615384615" calcext:value-type="float">
            <text:p>2,4038461538</text:p>
          </table:table-cell>
          <table:table-cell office:value-type="float" office:value="2.12765957446809" calcext:value-type="float">
            <text:p>2,12765957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3.8461538461539" calcext:value-type="float">
            <text:p>33,8461538462</text:p>
          </table:table-cell>
          <table:table-cell office:value-type="float" office:value="0.851063829787234" calcext:value-type="float">
            <text:p>0,8510638298</text:p>
          </table:table-cell>
          <table:table-cell table:style-name="Default"/>
          <table:table-cell office:value-type="float" office:value="38" calcext:value-type="float">
            <text:p>38</text:p>
          </table:table-cell>
          <table:table-cell office:value-type="float" office:value="5.55555555555556" calcext:value-type="float">
            <text:p>5,555555555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93700787401575" calcext:value-type="float">
            <text:p>3,937007874</text:p>
          </table:table-cell>
          <table:table-cell office:value-type="float" office:value="0.760456273764259" calcext:value-type="float">
            <text:p>0,7604562738</text:p>
          </table:table-cell>
          <table:table-cell office:value-type="float" office:value="0.416666666666667" calcext:value-type="float">
            <text:p>0,4166666667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7.1264367816092" calcext:value-type="float">
            <text:p>47,1264367816</text:p>
          </table:table-cell>
          <table:table-cell office:value-type="float" office:value="2.34741784037559" calcext:value-type="float">
            <text:p>2,3474178404</text:p>
          </table:table-cell>
          <table:table-cell office:value-type="float" office:value="2.17391304347826" calcext:value-type="float">
            <text:p>2,17391304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3.3333333333333" calcext:value-type="float">
            <text:p>33,3333333333</text:p>
          </table:table-cell>
          <table:table-cell office:value-type="float" office:value="0.421940928270042" calcext:value-type="float">
            <text:p>0,4219409283</text:p>
          </table:table-cell>
          <table:table-cell table:style-name="Default"/>
          <table:table-cell office:value-type="float" office:value="40" calcext:value-type="float">
            <text:p>40</text:p>
          </table:table-cell>
          <table:table-cell office:value-type="float" office:value="5.71428571428571" calcext:value-type="float">
            <text:p>5,714285714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3584229390681" calcext:value-type="float">
            <text:p>0,358422939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4.1860465116279" calcext:value-type="float">
            <text:p>44,1860465116</text:p>
          </table:table-cell>
          <table:table-cell office:value-type="float" office:value="1.86915887850467" calcext:value-type="float">
            <text:p>1,8691588785</text:p>
          </table:table-cell>
          <table:table-cell office:value-type="float" office:value="2.1978021978022" calcext:value-type="float">
            <text:p>2,197802197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5.8064516129032" calcext:value-type="float">
            <text:p>25,806451612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42" calcext:value-type="float">
            <text:p>42</text:p>
          </table:table-cell>
          <table:table-cell office:value-type="float" office:value="2.85714285714286" calcext:value-type="float">
            <text:p>2,857142857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  <table:table-cell office:value-type="float" office:value="44" calcext:value-type="float">
            <text:p>44</text:p>
          </table:table-cell>
          <table:table-cell office:value-type="float" office:value="41.1764705882353" calcext:value-type="float">
            <text:p>41,1764705882</text:p>
          </table:table-cell>
          <table:table-cell office:value-type="float" office:value="1.86046511627907" calcext:value-type="float">
            <text:p>1,8604651163</text:p>
          </table:table-cell>
          <table:table-cell office:value-type="float" office:value="1.13636363636364" calcext:value-type="float">
            <text:p>1,136363636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4.5901639344262" calcext:value-type="float">
            <text:p>24,5901639344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44" calcext:value-type="float">
            <text:p>44</text:p>
          </table:table-cell>
          <table:table-cell office:value-type="float" office:value="2.94117647058824" calcext:value-type="float">
            <text:p>2,941176470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39.2857142857143" calcext:value-type="float">
            <text:p>39,2857142857</text:p>
          </table:table-cell>
          <table:table-cell office:value-type="float" office:value="1.38888888888889" calcext:value-type="float">
            <text:p>1,38888888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2.9508196721311" calcext:value-type="float">
            <text:p>22,950819672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46" calcext:value-type="float">
            <text:p>46</text:p>
          </table:table-cell>
          <table:table-cell office:value-type="float" office:value="3.03030303030303" calcext:value-type="float">
            <text:p>3,030303030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33.3333333333333" calcext:value-type="float">
            <text:p>33,3333333333</text:p>
          </table:table-cell>
          <table:table-cell office:value-type="float" office:value="1.36986301369863" calcext:value-type="float">
            <text:p>1,36986301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2.8070175438596" calcext:value-type="float">
            <text:p>22,807017543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30.7692307692308" calcext:value-type="float">
            <text:p>30,7692307692</text:p>
          </table:table-cell>
          <table:table-cell office:value-type="float" office:value="1.35135135135135" calcext:value-type="float">
            <text:p>1,35135135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1.0526315789474" calcext:value-type="float">
            <text:p>21,0526315789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24.3589743589744" calcext:value-type="float">
            <text:p>24,358974359</text:p>
          </table:table-cell>
          <table:table-cell office:value-type="float" office:value="1.35135135135135" calcext:value-type="float">
            <text:p>1,35135135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.9090909090909" calcext:value-type="float">
            <text:p>10,9090909091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18.0555555555556" calcext:value-type="float">
            <text:p>18,0555555556</text:p>
          </table:table-cell>
          <table:table-cell office:value-type="float" office:value="0.87719298245614" calcext:value-type="float">
            <text:p>0,87719298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56" calcext:value-type="float">
            <text:p>56</text:p>
          </table:table-cell>
          <table:table-cell office:value-type="float" office:value="15.7142857142857" calcext:value-type="float">
            <text:p>15,714285714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6.25" calcext:value-type="float">
            <text:p>6,25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58" calcext:value-type="float">
            <text:p>58</text:p>
          </table:table-cell>
          <table:table-cell office:value-type="float" office:value="7.8125" calcext:value-type="float">
            <text:p>7,81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.66666666666667" calcext:value-type="float">
            <text:p>6,6666666667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60" calcext:value-type="float">
            <text:p>60</text:p>
          </table:table-cell>
          <table:table-cell office:value-type="float" office:value="6.66666666666667" calcext:value-type="float">
            <text:p>6,666666666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.97674418604651" calcext:value-type="float">
            <text:p>6,976744186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62" calcext:value-type="float">
            <text:p>62</text:p>
          </table:table-cell>
          <table:table-cell office:value-type="float" office:value="5.08474576271187" calcext:value-type="float">
            <text:p>5,084745762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.31707317073171" calcext:value-type="float">
            <text:p>7,3170731707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5.45454545454545" calcext:value-type="float">
            <text:p>5,454545454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.12820512820513" calcext:value-type="float">
            <text:p>5,1282051282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  <table:table-cell office:value-type="float" office:value="5.66037735849057" calcext:value-type="float">
            <text:p>5,660377358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68" calcext:value-type="float">
            <text:p>68</text:p>
          </table:table-cell>
          <table:table-cell office:value-type="float" office:value="5.66037735849057" calcext:value-type="float">
            <text:p>5,660377358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70" calcext:value-type="float">
            <text:p>70</text:p>
          </table:table-cell>
          <table:table-cell office:value-type="float" office:value="4.08163265306123" calcext:value-type="float">
            <text:p>4,081632653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72" calcext:value-type="float">
            <text:p>72</text:p>
          </table:table-cell>
          <table:table-cell office:value-type="float" office:value="4.44444444444445" calcext:value-type="float">
            <text:p>4,44444444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74" calcext:value-type="float">
            <text:p>74</text:p>
          </table:table-cell>
          <table:table-cell office:value-type="float" office:value="4.76190476190476" calcext:value-type="float">
            <text:p>4,761904761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76" calcext:value-type="float">
            <text:p>76</text:p>
          </table:table-cell>
          <table:table-cell office:value-type="float" office:value="2.63157894736842" calcext:value-type="float">
            <text:p>2,631578947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78" calcext:value-type="float">
            <text:p>78</text:p>
          </table:table-cell>
          <table:table-cell office:value-type="float" office:value="2.94117647058824" calcext:value-type="float">
            <text:p>2,941176470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80" calcext:value-type="float">
            <text:p>80</text:p>
          </table:table-cell>
          <table:table-cell office:value-type="float" office:value="3.125" calcext:value-type="float">
            <text:p>3,1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82" calcext:value-type="float">
            <text:p>82</text:p>
          </table:table-cell>
          <table:table-cell office:value-type="float" office:value="3.125" calcext:value-type="float">
            <text:p>3,12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84" calcext:value-type="float">
            <text:p>84</text:p>
          </table:table-cell>
          <table:table-cell office:value-type="float" office:value="3.33333333333333" calcext:value-type="float">
            <text:p>3,33333333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88" calcext:value-type="float">
            <text:p>8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92" calcext:value-type="float">
            <text:p>92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96" calcext:value-type="float">
            <text:p>96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2"/>
          <table:table-cell table:number-columns-repeated="1001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02:13:05.0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1:32:44.480000000</meta:creation-date>
    <dc:date>2017-04-01T19:12:24.919000000</dc:date>
    <meta:editing-duration>PT16H50M29S</meta:editing-duration>
    <meta:editing-cycles>15</meta:editing-cycles>
    <meta:generator>LibreOffice/5.1.1.3$Windows_x86 LibreOffice_project/89f508ef3ecebd2cfb8e1def0f0ba9a803b88a6d</meta:generator>
    <meta:document-statistic meta:table-count="1" meta:cell-count="668" meta:object-count="0"/>
  </office:meta>
</office:document-meta>
</file>